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DejaVu Sans Mono"/>
    </style:style>
    <style:style style:name="P3" style:family="paragraph" style:parent-style-name="Standard">
      <style:paragraph-properties fo:text-align="center" style:justify-single-word="false"/>
      <style:text-properties style:font-name="DejaVu Sans Mono"/>
    </style:style>
    <style:style style:name="P4" style:family="paragraph" style:parent-style-name="Standard">
      <style:text-properties officeooo:paragraph-rsid="001c7e42"/>
    </style:style>
    <style:style style:name="P5" style:family="paragraph" style:parent-style-name="Preformatted_20_Text">
      <style:text-properties style:font-name="DejaVu Sans Mono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 Mono"/>
    </style:style>
    <style:style style:name="P8" style:family="paragraph" style:parent-style-name="Standard">
      <style:text-properties style:font-name="DejaVu Sans Mono" fo:font-weight="bold" style:font-weight-asian="bold"/>
    </style:style>
    <style:style style:name="P9" style:family="paragraph" style:parent-style-name="Standard">
      <style:text-properties style:font-name="DejaVu Sans Mono" officeooo:paragraph-rsid="001c7e42"/>
    </style:style>
    <style:style style:name="P10" style:family="paragraph" style:parent-style-name="Preformatted_20_Text">
      <style:text-properties style:font-name="DejaVu Sans Mono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/>
    </style:style>
    <style:style style:name="T3" style:family="text">
      <style:text-properties style:font-name="DejaVu Sans Mono" fo:font-weight="bold" style:font-weight-asian="bold" style:font-weight-complex="bold"/>
    </style:style>
    <style:style style:name="T4" style:family="text">
      <style:text-properties style:font-name="DejaVu Sans Mono" officeooo:rsid="001c7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AM – 8</text:p>
      <text:p text:style-name="P2">/********************************************************************/</text:p>
      <text:p text:style-name="P2">/* Name of the Program : case conversion <text:s/><text:tab/><text:tab/> <text:s text:c="18"/>*/</text:p>
      <text:p text:style-name="P2">/* Aim <text:s text:c="16"/>: accepts one or more files as arguments and */ </text:p>
      <text:p text:style-name="P2">/* <text:s text:c="22"/>convert uppercase to lowercase(vice-versa) */</text:p>
      <text:p text:style-name="P2">/* Author <text:s text:c="13"/>: Phebe John <text:s text:c="32"/>*/</text:p>
      <text:p text:style-name="Standard"><text:span text:style-name="T1">/* Date Written <text:s text:c="7"/>: </text:span><text:span text:style-name="T4">25</text:span><text:span text:style-name="T1">.01.2018 <text:s text:c="32"/>*/</text:span></text:p>
      <text:p text:style-name="Standard"><text:span text:style-name="T3">/</text:span><text:span text:style-name="T1">********************************************************************</text:span><text:span text:style-name="T3">/</text:span></text:p>
      <text:p text:style-name="P3"/>
      <text:p text:style-name="P2">/********************************************************************/</text:p>
      <text:p text:style-name="Standard"><text:span text:style-name="T1">/* </text:span><text:span text:style-name="T2">PROGRAM: <text:s text:c="56"/></text:span><text:span text:style-name="T1">*/</text:span></text:p>
      <text:p text:style-name="P8"><text:tab/></text:p>
      <text:p text:style-name="P5">if [ $# -eq 0 ]</text:p>
      <text:p text:style-name="Preformatted_20_Text">then</text:p>
      <text:p text:style-name="Preformatted_20_Text"><text:tab/> echo "missing arguments!"</text:p>
      <text:p text:style-name="Preformatted_20_Text">else</text:p>
      <text:p text:style-name="Preformatted_20_Text"><text:tab/> for file in $*</text:p>
      <text:p text:style-name="Preformatted_20_Text"><text:tab/> do</text:p>
      <text:p text:style-name="Preformatted_20_Text"><text:tab/><text:tab/> if [ -f $file ]</text:p>
      <text:p text:style-name="Preformatted_20_Text"><text:tab/><text:tab/> then</text:p>
      <text:p text:style-name="Preformatted_20_Text"><text:tab/><text:tab/> a=`cat $file | tr '[:upper:][:lower:]' '[:lower:][:upper:]' `</text:p>
      <text:p text:style-name="Preformatted_20_Text"><text:tab/><text:tab/> echo "Converted file content is: $a"</text:p>
      <text:p text:style-name="Preformatted_20_Text"><text:s text:c="22"/>echo $a &gt; $file <text:s/>#over writing a file</text:p>
      <text:p text:style-name="Preformatted_20_Text"><text:tab/><text:tab/> else</text:p>
      <text:p text:style-name="Preformatted_20_Text"><text:tab/><text:tab/> echo "passed argument is not a file or does not exist!"</text:p>
      <text:p text:style-name="Preformatted_20_Text"><text:tab/><text:tab/> fi</text:p>
      <text:p text:style-name="Preformatted_20_Text"><text:tab/> done</text:p>
      <text:p text:style-name="Preformatted_20_Text">fi</text:p>
      <text:p text:style-name="P5">/********************************************************************/</text:p>
      <text:p text:style-name="P5"/>
      <text:p text:style-name="P2">/********************************************************************/</text:p>
      <text:p text:style-name="Standard"><text:span text:style-name="T1">/* </text:span><text:span text:style-name="T3">RESULT : </text:span><text:span text:style-name="T2"><text:s text:c="56"/></text:span><text:span text:style-name="T1">*/</text:span></text:p>
      <text:p text:style-name="Standard"><text:span text:style-name="T1">/* </text:span><text:span text:style-name="T3"><text:s text:c="2"/></text:span><text:span text:style-name="T2"><text:s text:c="63"/></text:span><text:span text:style-name="T1">*/</text:span><text:span text:style-name="T2"> <text:s text:c="57"/></text:span><text:span text:style-name="T1"><text:s text:c="65"/></text:span></text:p>
      <text:p text:style-name="P9">/* The script is executed and the output is verified <text:s text:c="15"/>*/</text:p>
      <text:p text:style-name="P4"><text:span text:style-name="T1">/* </text:span><text:span text:style-name="T3"><text:s text:c="8"/></text:span><text:span text:style-name="T2"><text:s text:c="57"/></text:span><text:span text:style-name="T1">*/</text:span></text:p>
      <text:p text:style-name="P2">/********************************************************************/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/********************************************************************/</text:p>
      <text:p text:style-name="P8">OUTPUT: <text:s text:c="57"/></text:p>
      <text:p text:style-name="P2"><text:s text:c="65"/></text:p>
      <text:p text:style-name="P2">$ ./pgm8.sh del.sh</text:p>
      <text:p text:style-name="Standard">Converted contents are : HELLO I AM PHEBE FROM mca</text:p>
      <text:p text:style-name="P9">/********************************************************************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run P Karun</meta:initial-creator>
    <meta:editing-cycles>73</meta:editing-cycles>
    <meta:print-date>2018-03-24T18:15:00</meta:print-date>
    <meta:creation-date>2016-11-01T11:32:00</meta:creation-date>
    <dc:date>2018-03-25T20:22:19.282200691</dc:date>
    <dc:language>en-IN</dc:language>
    <meta:editing-duration>PT1H56M23S</meta:editing-duration>
    <meta:generator>LibreOffice/5.4.2.2$Linux_X86_64 LibreOffice_project/40m0$Build-2</meta:generator>
    <meta:document-statistic meta:table-count="0" meta:image-count="0" meta:object-count="0" meta:page-count="2" meta:paragraph-count="40" meta:word-count="143" meta:character-count="1924" meta:non-whitespace-character-count="11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